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4819*"/>
    </style:style>
    <style:style style:name="Tabla1.1" style:family="table-row">
      <style:table-row-properties style:min-row-height="3.413cm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4" style:family="table-row">
      <style:table-row-properties style:min-row-height="0cm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officeooo:paragraph-rsid="001074f0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officeooo:rsid="001074f0" officeooo:paragraph-rsid="001074f0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1074f0" officeooo:paragraph-rsid="001074f0" fo:background-color="transparent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074f0"/>
    </style:style>
    <style:style style:name="T2" style:family="text">
      <style:text-properties officeooo:rsid="0011c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lasifica los siguientes retos en sociales o ambientales.</text:p>
      <text:p text:style-name="P1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5">Sociales</text:p>
          </table:table-cell>
          <table:table-cell table:style-name="Tabla1.B1" office:value-type="string">
            <text:p text:style-name="P5">Ambientales</text:p>
          </table:table-cell>
        </table:table-row>
        <table:table-row>
          <table:table-cell table:style-name="Tabla1.A2" office:value-type="string">
            <text:p text:style-name="P4">Pobreza y desigualdad económica</text:p>
          </table:table-cell>
          <table:table-cell table:style-name="Tabla1.B2" office:value-type="string">
            <text:p text:style-name="P4">Cambio climatico</text:p>
          </table:table-cell>
        </table:table-row>
        <table:table-row>
          <table:table-cell table:style-name="Tabla1.A3" office:value-type="string">
            <text:p text:style-name="P4">Discriminacion</text:p>
          </table:table-cell>
          <table:table-cell table:style-name="Tabla1.B3" office:value-type="string">
            <text:p text:style-name="P4">Gestion de residuos</text:p>
          </table:table-cell>
        </table:table-row>
        <table:table-row table:style-name="Tabla1.4">
          <table:table-cell table:style-name="Tabla1.A3" office:value-type="string">
            <text:p text:style-name="P2">Envejecimiento de la població<text:span text:style-name="T1">n</text:span></text:p>
          </table:table-cell>
          <table:table-cell table:style-name="Tabla1.B3" office:value-type="string">
            <text:p text:style-name="P4">Contaminacion</text:p>
          </table:table-cell>
        </table:table-row>
        <table:table-row>
          <table:table-cell table:style-name="Tabla1.A3" office:value-type="string">
            <text:p text:style-name="P2">Conflictos armados y desplazamientos forzado<text:span text:style-name="T1">s</text:span></text:p>
          </table:table-cell>
          <table:table-cell table:style-name="Tabla1.B3" office:value-type="string">
            <text:p text:style-name="P3"><text:span text:style-name="T1">T</text:span>ransición energética y energías renovables</text:p>
          </table:table-cell>
        </table:table-row>
        <table:table-row>
          <table:table-cell table:style-name="Tabla1.A3" office:value-type="string">
            <text:p text:style-name="P4">Modelo alimentario sostenible</text:p>
          </table:table-cell>
          <table:table-cell table:style-name="Tabla1.B3" office:value-type="string">
            <text:p text:style-name="P4">Proteccion de la biodiversidad</text:p>
          </table:table-cell>
        </table:table-row>
        <table:table-row>
          <table:table-cell table:style-name="Tabla1.A3" office:value-type="string">
            <text:p text:style-name="P4">Corrupcion y falta de transparencia</text:p>
          </table:table-cell>
          <table:table-cell table:style-name="Tabla1.B3" office:value-type="string">
            <text:p text:style-name="P4">Proteccion de los recursos hídricos</text:p>
          </table:table-cell>
        </table:table-row>
        <table:table-row>
          <table:table-cell table:style-name="Tabla1.A8" office:value-type="string">
            <text:p text:style-name="P4">Desarrollo urbano y movilidad sostenible</text:p>
          </table:table-cell>
          <table:table-cell table:style-name="Tabla1.B8" office:value-type="string">
            <text:p text:style-name="P2">-</text:p>
          </table:table-cell>
        </table:table-row>
      </table:table>
      <text:p text:style-name="P1"/>
      <text:p text:style-name="P1"/>
      <text:p text:style-name="P1">2. Indica en qué ODS o ODSs se trata cada reto.</text:p>
      <text:p text:style-name="P1"/>
      <text:p text:style-name="P1">Pobreza y desigualdad económica -&gt; <text:span text:style-name="T1">ODS 1: Fin de la pobreza</text:span></text:p>
      <text:p text:style-name="P1"/>
      <text:p text:style-name="P1">Cambio climático -&gt; <text:span text:style-name="T1">ODS 13: Accion por el clima</text:span></text:p>
      <text:p text:style-name="P1"/>
      <text:p text:style-name="P1">Gestión de residuos -&gt; <text:span text:style-name="T1">ODS 12: <text:s/>Produccion y consumo responsables</text:span></text:p>
      <text:p text:style-name="P1"/>
      <text:p text:style-name="P1">Discriminación -&gt; <text:span text:style-name="T1">ODS 10: Reduccion de las desigualdades</text:span></text:p>
      <text:p text:style-name="P1"/>
      <text:p text:style-name="P1">Envejecimiento de la población -&gt; <text:span text:style-name="T1">ODS 3: Salud y bienestar</text:span></text:p>
      <text:p text:style-name="P1"/>
      <text:p text:style-name="P1">Contaminación -&gt; <text:span text:style-name="T2">ODS 13: Accion por el clima</text:span></text:p>
      <text:p text:style-name="P1"/>
      <text:p text:style-name="P1">Transición energética y energías renovables -&gt; <text:span text:style-name="T2">ODS 7: Energía asequible y no contaminante</text:span></text:p>
      <text:p text:style-name="P1"/>
      <text:p text:style-name="P1">Conflictos armados y desplazamientos forzados -&gt; <text:span text:style-name="T2">ODS 16: Paz, justicia e instituciones sólidas</text:span></text:p>
      <text:p text:style-name="P1"/>
      <text:p text:style-name="P1">Protección de la biodiversidad -&gt; <text:span text:style-name="T2">ODS 15: Vida de ecosistemas terrestres</text:span></text:p>
      <text:p text:style-name="P1"/>
      <text:p text:style-name="P1">Protección de los recursos hídricos -&gt; <text:span text:style-name="T2">ODS 6: Agua limpia y saneamiento</text:span></text:p>
      <text:p text:style-name="P1"><text:soft-page-break/></text:p>
      <text:p text:style-name="P1">Modelo alimentario sostenible -&gt; <text:span text:style-name="T2">ODS 2: Hambre cero</text:span></text:p>
      <text:p text:style-name="P1"/>
      <text:p text:style-name="P1">Corrupción y falta de transparencia -&gt; <text:span text:style-name="T2">ODS 16: Paz, justicia e instituciones solidas</text:span></text:p>
      <text:p text:style-name="P1"/>
      <text:p text:style-name="P1">Desarrollo urbano y movilidad sostenible -&gt; <text:span text:style-name="T2">ODS 11: Ciudades y comunidades sostenible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3:51:49.829000000</meta:creation-date>
    <dc:date>2024-11-27T14:10:08.128000000</dc:date>
    <meta:editing-duration>PT6M50S</meta:editing-duration>
    <meta:editing-cycles>1</meta:editing-cycles>
    <meta:document-statistic meta:table-count="1" meta:image-count="0" meta:object-count="0" meta:page-count="2" meta:paragraph-count="31" meta:word-count="208" meta:character-count="1383" meta:non-whitespace-character-count="1205"/>
    <meta:generator>LibreOffice/24.2.4.2$Windows_X86_64 LibreOffice_project/51a6219feb6075d9a4c46691dcfe0cd9c4fff3c2</meta:generator>
  </office:meta>
</office:document-meta>
</file>